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office:automatic-styles>
  <office:body>
    <office:text>
      <text:p text:style-name="Text_20_body"><text:span text:style-name="T1">Name</text:span>: Uvarov Michael</text:p>
      <text:p text:style-name="Text_20_body"><text:span text:style-name="T2">E</text:span><text:span text:style-name="T3">-</text:span><text:span text:style-name="T4">mail</text:span><text:span text:style-name="T5"> </text:span><text:span text:style-name="T6">address</text:span>: freeakk@gmail.com</text:p>
      <text:p text:style-name="Text_20_body"><text:span text:style-name="T7">IRC</text:span><text:span text:style-name="T8"> </text:span><text:span text:style-name="T9">nickname</text:span><text:span text:style-name="T10"> </text:span><text:span text:style-name="T11">(</text:span><text:span text:style-name="T12">if</text:span><text:span text:style-name="T13"> </text:span><text:span text:style-name="T14">any</text:span><text:span text:style-name="T15">)</text:span>: freeakk</text:p>
      <text:p text:style-name="Text_20_body"><text:span text:style-name="T16">Any</text:span><text:span text:style-name="T17"> </text:span><text:span text:style-name="T18">personal</text:span><text:span text:style-name="T19"> </text:span><text:span text:style-name="T20">websites</text:span><text:span text:style-name="T21">,</text:span><text:span text:style-name="T22"> </text:span><text:span text:style-name="T23">blogs</text:span><text:span text:style-name="T24">,</text:span><text:span text:style-name="T25"> </text:span><text:span text:style-name="T26">identica</text:span><text:span text:style-name="T27">,</text:span><text:span text:style-name="T28"> </text:span><text:span text:style-name="T29">twitter</text:span><text:span text:style-name="T30">,</text:span><text:span text:style-name="T31"> </text:span><text:span text:style-name="T32">etc</text:span>: <text:a xlink:type="simple" xlink:href="https://github.com/freeakk" office:name=""><text:span text:style-name="Definition">Github profile</text:span></text:a></text:p>
      <text:p text:style-name="Text_20_body"><text:span text:style-name="T33">Biography</text:span><text:span text:style-name="T34"> </text:span><text:span text:style-name="T35">(</text:span><text:span text:style-name="T36">tell</text:span><text:span text:style-name="T37"> </text:span><text:span text:style-name="T38">us</text:span><text:span text:style-name="T39"> </text:span><text:span text:style-name="T40">a</text:span><text:span text:style-name="T41"> </text:span><text:span text:style-name="T42">bit</text:span><text:span text:style-name="T43"> </text:span><text:span text:style-name="T44">about</text:span><text:span text:style-name="T45"> </text:span><text:span text:style-name="T46">yourself</text:span><text:span text:style-name="T47">)</text:span><text:span text:style-name="T48">:</text:span></text:p>
      <text:p text:style-name="Text_20_body">I am from Rostov-on-Don in Russia. I am 21 years old. I am studding at Southern Federal University from 2008. I use Open Source software every day.</text:p>
      <text:p text:style-name="Text_20_body">At 2007, I started to help my school with an Internet gateway and I made a decision to use GNU/Linux for this task. Then I was in Traffpro command as a front-end developer.</text:p>
      <text:p text:style-name="Text_20_body">My first passion in programming was PHP. It was simple and there were a lot of literature about it. I used PHP for four years with a set of other technologies, such as REST, XML and AJAX. I learned JavaScript and SQL. The university helped me to improve my skills.</text:p>
      <text:p text:style-name="Text_20_body">Finally, Erlang became my main programming language. I found a noisy problem with advanced Unicode support and solved it. Of course my approach was not so efficient and did not support locales. That's why, I created a binding for ICU library as an alternative.</text:p>
      <text:p text:style-name="Text_20_body">I decided to participate in GSoC 2012, because I like Open Source software and want to make it better. I want to gain invaluable experience of developing in international command of professionals.</text:p>
      <text:p text:style-name="Text_20_body"><text:span text:style-name="T49">Eligibility</text:span>: yes</text:p>
      <text:h text:style-name="Heading_20_1" text:outline-level="1">Background Information</text:h>
      <text:p text:style-name="First_20_paragraph"><text:span text:style-name="T50">Have</text:span><text:span text:style-name="T51"> </text:span><text:span text:style-name="T52">you</text:span><text:span text:style-name="T53"> </text:span><text:span text:style-name="T54">taken</text:span><text:span text:style-name="T55"> </text:span><text:span text:style-name="T56">part</text:span><text:span text:style-name="T57"> </text:span><text:span text:style-name="T58">in</text:span><text:span text:style-name="T59"> </text:span><text:span text:style-name="T60">GSoC</text:span><text:span text:style-name="T61"> </text:span><text:span text:style-name="T62">and</text:span><text:span text:style-name="T63">/</text:span><text:span text:style-name="T64">or</text:span><text:span text:style-name="T65"> </text:span><text:span text:style-name="T66">GHOP</text:span><text:span text:style-name="T67"> </text:span><text:span text:style-name="T68">and</text:span><text:span text:style-name="T69">/</text:span><text:span text:style-name="T70">or</text:span><text:span text:style-name="T71"> </text:span><text:span text:style-name="T72">GCI</text:span><text:span text:style-name="T73"> </text:span><text:span text:style-name="T74">before</text:span><text:span text:style-name="T75">?</text:span></text:p>
      <text:p text:style-name="Text_20_body">No, I have not.</text:p>
      <text:p text:style-name="Text_20_body"><text:span text:style-name="T76">Please</text:span><text:span text:style-name="T77"> </text:span><text:span text:style-name="T78">tell</text:span><text:span text:style-name="T79"> </text:span><text:span text:style-name="T80">us</text:span><text:span text:style-name="T81"> </text:span><text:span text:style-name="T82">about</text:span><text:span text:style-name="T83"> </text:span><text:span text:style-name="T84">any</text:span><text:span text:style-name="T85"> </text:span><text:span text:style-name="T86">previous</text:span><text:span text:style-name="T87"> </text:span><text:span text:style-name="T88">experience</text:span><text:span text:style-name="T89"> </text:span><text:span text:style-name="T90">you</text:span><text:span text:style-name="T91"> </text:span><text:span text:style-name="T92">have</text:span><text:span text:style-name="T93"> </text:span><text:span text:style-name="T94">with</text:span><text:span text:style-name="T95"> </text:span><text:span text:style-name="T96">Xapian</text:span><text:span text:style-name="T97">,</text:span><text:span text:style-name="T98"> </text:span><text:span text:style-name="T99">or</text:span><text:span text:style-name="T100"> </text:span><text:span text:style-name="T101">other</text:span><text:span text:style-name="T102"> </text:span><text:span text:style-name="T103">systems</text:span><text:span text:style-name="T104"> </text:span><text:span text:style-name="T105">for</text:span><text:span text:style-name="T106"> </text:span><text:span text:style-name="T107">indexed</text:span><text:span text:style-name="T108"> </text:span><text:span text:style-name="T109">text</text:span><text:span text:style-name="T110"> </text:span><text:span text:style-name="T111">search</text:span><text:span text:style-name="T112">.</text:span></text:p>
      <text:p text:style-name="Text_20_body">I used MyISAM full-text indexes. Also, I worked under Unicode Collation Algorithm in Erlang.</text:p>
      <text:p text:style-name="Text_20_body"><text:span text:style-name="T113">Do</text:span><text:span text:style-name="T114"> </text:span><text:span text:style-name="T115">you</text:span><text:span text:style-name="T116"> </text:span><text:span text:style-name="T117">have</text:span><text:span text:style-name="T118"> </text:span><text:span text:style-name="T119">previous</text:span><text:span text:style-name="T120"> </text:span><text:span text:style-name="T121">experience</text:span><text:span text:style-name="T122"> </text:span><text:span text:style-name="T123">with</text:span><text:span text:style-name="T124"> </text:span><text:span text:style-name="T125">Free</text:span><text:span text:style-name="T126"> </text:span><text:span text:style-name="T127">Software</text:span><text:span text:style-name="T128"> </text:span><text:span text:style-name="T129">and</text:span><text:span text:style-name="T130"> </text:span><text:span text:style-name="T131">Open</text:span><text:span text:style-name="T132"> </text:span><text:span text:style-name="T133">Source</text:span><text:span text:style-name="T134"> </text:span><text:span text:style-name="T135">other</text:span><text:span text:style-name="T136"> </text:span><text:span text:style-name="T137">than</text:span><text:span text:style-name="T138"> </text:span><text:span text:style-name="T139">Xapian</text:span><text:span text:style-name="T140">?</text:span></text:p>
      <text:p text:style-name="Text_20_body">I am a participant of erlang-question mail list. I forked etorrent torrent client and wrote webui for it. I developed Erlang version of an Unicode collator and a library for handling Unicode strings using Unicode Character Database. I used many applications from Erlang/OTP:</text:p>
      <text:p text:style-name="Text_20_body">mnesia, eunit, tv, appmon.</text:p>
      <text:p text:style-name="Text_20_body">And applications from other developers:</text:p>
      <text:list text:style-name="L1">
        <text:list-item>
          <text:p text:style-name="P1">I created few small plugins for rebar.</text:p>
        </text:list-item>
        <text:list-item>
          <text:p text:style-name="P1">I am using lager and SASL for logging.</text:p>
        </text:list-item>
        <text:list-item>
          <text:p text:style-name="P1">I am using gproc as a dictionary of processes.</text:p>
        </text:list-item>
        <text:list-item>
          <text:p text:style-name="P1">I used mochiweb and cowboy as web servers.</text:p>
        </text:list-item>
        <text:list-item>
          <text:p text:style-name="P1">I am an user of few JavaScript libraries: qooxdoo, ExtJS, jQuery and a former PHP enthusiast.</text:p>
        </text:list-item>
      </text:list>
      <text:p text:style-name="First_20_paragraph"><text:span text:style-name="T141">What</text:span><text:span text:style-name="T142"> </text:span><text:span text:style-name="T143">other</text:span><text:span text:style-name="T144"> </text:span><text:span text:style-name="T145">relevant</text:span><text:span text:style-name="T146"> </text:span><text:span text:style-name="T147">prior</text:span><text:span text:style-name="T148"> </text:span><text:span text:style-name="T149">experience</text:span><text:span text:style-name="T150"> </text:span><text:span text:style-name="T151">do</text:span><text:span text:style-name="T152"> </text:span><text:span text:style-name="T153">you</text:span><text:span text:style-name="T154"> </text:span><text:span text:style-name="T155">have</text:span><text:span text:style-name="T156"> </text:span><text:span text:style-name="T157">(</text:span><text:span text:style-name="T158">courses</text:span><text:span text:style-name="T159"> </text:span><text:span text:style-name="T160">taken</text:span><text:span text:style-name="T161"> </text:span><text:span text:style-name="T162">at</text:span><text:span text:style-name="T163"> </text:span><text:span text:style-name="T164">college</text:span><text:span text:style-name="T165">,</text:span><text:span text:style-name="T166"> </text:span><text:span text:style-name="T167">hobbies</text:span><text:span text:style-name="T168">,</text:span><text:span text:style-name="T169"> </text:span><text:span text:style-name="T170">holiday</text:span><text:span text:style-name="T171"> </text:span><text:span text:style-name="T172">jobs</text:span><text:span text:style-name="T173">,</text:span><text:span text:style-name="T174"> </text:span><text:span text:style-name="T175">etc</text:span><text:span text:style-name="T176">)</text:span><text:span text:style-name="T177">?</text:span></text:p>
      <text:list text:style-name="L2">
        <text:list-item>
          <text:p text:style-name="P2">Courses of C/C++.</text:p>
        </text:list-item>
        <text:list-item>
          <text:p text:style-name="P2">Coding in Erlang as a hobby.</text:p>
        </text:list-item>
      </text:list>
      <text:p text:style-name="First_20_paragraph"><text:span text:style-name="T178">What</text:span><text:span text:style-name="T179"> </text:span><text:span text:style-name="T180">development</text:span><text:span text:style-name="T181"> </text:span><text:span text:style-name="T182">platforms</text:span><text:span text:style-name="T183">,</text:span><text:span text:style-name="T184"> </text:span><text:span text:style-name="T185">tools</text:span><text:span text:style-name="T186"> </text:span><text:span text:style-name="T187">and</text:span><text:span text:style-name="T188"> </text:span><text:span text:style-name="T189">methods</text:span><text:span text:style-name="T190"> </text:span><text:span text:style-name="T191">do</text:span><text:span text:style-name="T192"> </text:span><text:span text:style-name="T193">you</text:span><text:span text:style-name="T194"> </text:span><text:span text:style-name="T195">prefer</text:span><text:span text:style-name="T196"> </text:span><text:span text:style-name="T197">to</text:span><text:span text:style-name="T198"> </text:span><text:span text:style-name="T199">use</text:span><text:span text:style-name="T200">?</text:span></text:p>
      <text:p text:style-name="Text_20_body">Platform: Debian Linux, Erlang/OTP</text:p>
      <text:p text:style-name="Text_20_body">Tools: rebar, make, git, vim</text:p>
      <text:p text:style-name="Text_20_body">Methods: TDD</text:p>
      <text:p text:style-name="Text_20_body"><text:span text:style-name="T201">Have</text:span><text:span text:style-name="T202"> </text:span><text:span text:style-name="T203">you</text:span><text:span text:style-name="T204"> </text:span><text:span text:style-name="T205">previously</text:span><text:span text:style-name="T206"> </text:span><text:span text:style-name="T207">been</text:span><text:span text:style-name="T208"> </text:span><text:span text:style-name="T209">responsible</text:span><text:span text:style-name="T210"> </text:span><text:span text:style-name="T211">(</text:span><text:span text:style-name="T212">as</text:span><text:span text:style-name="T213"> </text:span><text:span text:style-name="T214">an</text:span><text:span text:style-name="T215"> </text:span><text:span text:style-name="T216">employee</text:span><text:span text:style-name="T217">/</text:span><text:span text:style-name="T218">volunteer</text:span><text:span text:style-name="T219">/</text:span><text:span text:style-name="T220">student</text:span><text:span text:style-name="T221">/</text:span><text:span text:style-name="T222">etc</text:span><text:span text:style-name="T223">)</text:span><text:span text:style-name="T224"> </text:span><text:span text:style-name="T225">for</text:span><text:span text:style-name="T226"> </text:span><text:span text:style-name="T227">a</text:span><text:span text:style-name="T228"> </text:span><text:span text:style-name="T229">project</text:span><text:span text:style-name="T230"> </text:span><text:span text:style-name="T231">of</text:span><text:span text:style-name="T232"> </text:span><text:span text:style-name="T233">a</text:span><text:span text:style-name="T234"> </text:span><text:span text:style-name="T235">similar</text:span><text:span text:style-name="T236"> </text:span><text:span text:style-name="T237">scope</text:span><text:span text:style-name="T238">?</text:span><text:span text:style-name="T239"> </text:span><text:span text:style-name="T240">If</text:span><text:span text:style-name="T241"> </text:span><text:span text:style-name="T242">so</text:span><text:span text:style-name="T243">,</text:span><text:span text:style-name="T244"> </text:span><text:span text:style-name="T245">tell</text:span><text:span text:style-name="T246"> </text:span><text:span text:style-name="T247">us</text:span><text:span text:style-name="T248"> </text:span><text:span text:style-name="T249">about</text:span><text:span text:style-name="T250"> </text:span><text:span text:style-name="T251">it</text:span><text:span text:style-name="T252">.</text:span></text:p>
      <text:p text:style-name="Text_20_body">I implemented ICU binding as NIFs. I used Erlang and C/C++. I learned a lot of things about interoperability of Erlang applications.</text:p>
      <text:p text:style-name="Text_20_body"><text:span text:style-name="T253">What</text:span><text:span text:style-name="T254"> </text:span><text:span text:style-name="T255">timezone</text:span><text:span text:style-name="T256"> </text:span><text:span text:style-name="T257">will</text:span><text:span text:style-name="T258"> </text:span><text:span text:style-name="T259">you</text:span><text:span text:style-name="T260"> </text:span><text:span text:style-name="T261">be</text:span><text:span text:style-name="T262"> </text:span><text:span text:style-name="T263">in</text:span><text:span text:style-name="T264"> </text:span><text:span text:style-name="T265">during</text:span><text:span text:style-name="T266"> </text:span><text:span text:style-name="T267">the</text:span><text:span text:style-name="T268"> </text:span><text:span text:style-name="T269">coding</text:span><text:span text:style-name="T270"> </text:span><text:span text:style-name="T271">period</text:span><text:span text:style-name="T272">?</text:span></text:p>
      <text:p text:style-name="Text_20_body">GMT+4 / MSK</text:p>
      <text:p text:style-name="Text_20_body"><text:span text:style-name="T273">Will</text:span><text:span text:style-name="T274"> </text:span><text:span text:style-name="T275">your</text:span><text:span text:style-name="T276"> </text:span><text:span text:style-name="T277">Summer</text:span><text:span text:style-name="T278"> </text:span><text:span text:style-name="T279">of</text:span><text:span text:style-name="T280"> </text:span><text:span text:style-name="T281">Code</text:span><text:span text:style-name="T282"> </text:span><text:span text:style-name="T283">project</text:span><text:span text:style-name="T284"> </text:span><text:span text:style-name="T285">be</text:span><text:span text:style-name="T286"> </text:span><text:span text:style-name="T287">the</text:span><text:span text:style-name="T288"> </text:span><text:span text:style-name="T289">main</text:span><text:span text:style-name="T290"> </text:span><text:span text:style-name="T291">focus</text:span><text:span text:style-name="T292"> </text:span><text:span text:style-name="T293">of</text:span><text:span text:style-name="T294"> </text:span><text:span text:style-name="T295">your</text:span><text:span text:style-name="T296"> </text:span><text:span text:style-name="T297">time</text:span><text:span text:style-name="T298"> </text:span><text:span text:style-name="T299">during</text:span><text:span text:style-name="T300"> </text:span><text:span text:style-name="T301">the</text:span><text:span text:style-name="T302"> </text:span><text:span text:style-name="T303">program</text:span><text:span text:style-name="T304">?</text:span></text:p>
      <text:p text:style-name="Text_20_body">Yes, it will.</text:p>
      <text:p text:style-name="Text_20_body"><text:span text:style-name="T305">How</text:span><text:span text:style-name="T306"> </text:span><text:span text:style-name="T307">many</text:span><text:span text:style-name="T308"> </text:span><text:span text:style-name="T309">hours</text:span><text:span text:style-name="T310"> </text:span><text:span text:style-name="T311">a</text:span><text:span text:style-name="T312"> </text:span><text:span text:style-name="T313">week</text:span><text:span text:style-name="T314"> </text:span><text:span text:style-name="T315">will</text:span><text:span text:style-name="T316"> </text:span><text:span text:style-name="T317">you</text:span><text:span text:style-name="T318"> </text:span><text:span text:style-name="T319">realistically</text:span><text:span text:style-name="T320"> </text:span><text:span text:style-name="T321">be</text:span><text:span text:style-name="T322"> </text:span><text:span text:style-name="T323">able</text:span><text:span text:style-name="T324"> </text:span><text:span text:style-name="T325">to</text:span><text:span text:style-name="T326"> </text:span><text:span text:style-name="T327">devote</text:span><text:span text:style-name="T328"> </text:span><text:span text:style-name="T329">to</text:span><text:span text:style-name="T330"> </text:span><text:span text:style-name="T331">your</text:span><text:span text:style-name="T332"> </text:span><text:span text:style-name="T333">project</text:span><text:span text:style-name="T334">?</text:span></text:p>
      <text:p text:style-name="Text_20_body">20 hours</text:p>
      <text:p text:style-name="Text_20_body"><text:span text:style-name="T335">Are</text:span><text:span text:style-name="T336"> </text:span><text:span text:style-name="T337">you</text:span><text:span text:style-name="T338"> </text:span><text:span text:style-name="T339">applying</text:span><text:span text:style-name="T340"> </text:span><text:span text:style-name="T341">for</text:span><text:span text:style-name="T342"> </text:span><text:span text:style-name="T343">other</text:span><text:span text:style-name="T344"> </text:span><text:span text:style-name="T345">projects</text:span><text:span text:style-name="T346"> </text:span><text:span text:style-name="T347">in</text:span><text:span text:style-name="T348"> </text:span><text:span text:style-name="T349">GSoC</text:span><text:span text:style-name="T350"> </text:span><text:span text:style-name="T351">2012</text:span><text:span text:style-name="T352">?</text:span></text:p>
      <text:p text:style-name="Text_20_body">No, I am not.</text:p>
      <text:h text:style-name="Heading_20_1" text:outline-level="1">Project name: Erlang binding</text:h>
      <text:h text:style-name="Heading_20_2" text:outline-level="2">Motivations</text:h>
      <text:p text:style-name="First_20_paragraph"><text:span text:style-name="T353">Why</text:span><text:span text:style-name="T354"> </text:span><text:span text:style-name="T355">have</text:span><text:span text:style-name="T356"> </text:span><text:span text:style-name="T357">you</text:span><text:span text:style-name="T358"> </text:span><text:span text:style-name="T359">chosen</text:span><text:span text:style-name="T360"> </text:span><text:span text:style-name="T361">this</text:span><text:span text:style-name="T362"> </text:span><text:span text:style-name="T363">particular</text:span><text:span text:style-name="T364"> </text:span><text:span text:style-name="T365">project</text:span><text:span text:style-name="T366">?</text:span></text:p>
      <text:list text:style-name="L3">
        <text:list-item>
          <text:p text:style-name="P3">This project is one of the projects that uses Erlang/OTP. It is my passion.</text:p>
        </text:list-item>
        <text:list-item>
          <text:p text:style-name="P3">This project has strong background in information retrieval field.</text:p>
        </text:list-item>
        <text:list-item>
          <text:p text:style-name="P3">I am interested in developing back-end applications.</text:p>
        </text:list-item>
        <text:list-item>
          <text:p text:style-name="P3">I think, it is a good challenge for a developer to participate in this kind of events.</text:p>
        </text:list-item>
        <text:list-item>
          <text:p text:style-name="P3">In my opinion, this work will be useful for community.</text:p>
        </text:list-item>
        <text:list-item>
          <text:p text:style-name="P3">It is fun.</text:p>
        </text:list-item>
      </text:list>
      <text:p text:style-name="First_20_paragraph"><text:span text:style-name="T367">Who</text:span><text:span text:style-name="T368"> </text:span><text:span text:style-name="T369">will</text:span><text:span text:style-name="T370"> </text:span><text:span text:style-name="T371">benefit</text:span><text:span text:style-name="T372"> </text:span><text:span text:style-name="T373">from</text:span><text:span text:style-name="T374"> </text:span><text:span text:style-name="T375">your</text:span><text:span text:style-name="T376"> </text:span><text:span text:style-name="T377">project</text:span><text:span text:style-name="T378"> </text:span><text:span text:style-name="T379">and</text:span><text:span text:style-name="T380"> </text:span><text:span text:style-name="T381">in</text:span><text:span text:style-name="T382"> </text:span><text:span text:style-name="T383">what</text:span><text:span text:style-name="T384"> </text:span><text:span text:style-name="T385">ways</text:span><text:span text:style-name="T386">?</text:span></text:p>
      <text:p text:style-name="Text_20_body">My project will serve both for the community of Erlang language and for Xapian.</text:p>
      <text:h text:style-name="Heading_20_1" text:outline-level="1">Project Details</text:h>
      <text:p text:style-name="First_20_paragraph"><text:span text:style-name="T387">Describe</text:span><text:span text:style-name="T388"> </text:span><text:span text:style-name="T389">any</text:span><text:span text:style-name="T390"> </text:span><text:span text:style-name="T391">existing</text:span><text:span text:style-name="T392"> </text:span><text:span text:style-name="T393">work</text:span><text:span text:style-name="T394"> </text:span><text:span text:style-name="T395">and</text:span><text:span text:style-name="T396"> </text:span><text:span text:style-name="T397">concepts</text:span><text:span text:style-name="T398"> </text:span><text:span text:style-name="T399">on</text:span><text:span text:style-name="T400"> </text:span><text:span text:style-name="T401">which</text:span><text:span text:style-name="T402"> </text:span><text:span text:style-name="T403">your</text:span><text:span text:style-name="T404"> </text:span><text:span text:style-name="T405">project</text:span><text:span text:style-name="T406"> </text:span><text:span text:style-name="T407">is</text:span><text:span text:style-name="T408"> </text:span><text:span text:style-name="T409">based</text:span><text:span text:style-name="T410">.</text:span></text:p>
      <text:p text:style-name="Text_20_body">This project will contain both Erlang and C++ code. My main goals are:</text:p>
      <text:list text:style-name="L4">
        <text:list-item>
          <text:p text:style-name="P4">to minimize of the C++ part of the driver;</text:p>
        </text:list-item>
        <text:list-item>
          <text:p text:style-name="P4">to make calls to a port thread-save.</text:p>
        </text:list-item>
      </text:list>
      <text:p text:style-name="First_20_paragraph">My project will use an Erlang driver interface. Each driver port will handle queries synchronously and will have their own set of objects.</text:p>
      <text:p text:style-name="Text_20_body">Ports can be collected into a pool using an Erlang code and can work in parallel. I am planning to shape the project as an Erlang/OTP application.</text:p>
      <text:p text:style-name="Text_20_body">I will use rebar for building and for dependency management, eunit for unit testing and proper or triq for property testing.</text:p>
      <text:p text:style-name="Text_20_body">I am planning to use the record syntax for retrieving information from a document and proplists or orddict as a dictionary.</text:p>
      <text:p text:style-name="Text_20_body">I also think, <text:span text:style-name="T411">qlc</text:span><text:span text:style-name="T412">:</text:span><text:span text:style-name="T413">table</text:span> interface can help to implement iterators.</text:p>
      <text:p text:style-name="Text_20_body">I planning to impiment transactions. Here is an example of code:</text:p>
      <text:p text:style-name="Text_20_body"><text:span text:style-name="Teletype">{ok, Server1} = open(Path1, Params), <text:s text:c="4"/>{ok, Server2} = open(Path2, Params), <text:s text:c="4"/>transaction([Server1, Server2], fun([Server1, Server2]) -&gt; <text:s text:c="8"/>transaction_body <text:s text:c="8"/>end).</text:span></text:p>
      <text:p text:style-name="Text_20_body">Here we passed the list of databases and the transaction function. If an error will occurred, all changes added into the function will be rollback. Result of the function or an error code will be returned. All other queries will wait during a transaction.</text:p>
      <text:p text:style-name="Text_20_body">I will use mapping for values {slot, name :: atom()}, and long names for prefixes {name, prefix}. These values can be passed to function open() as an additional parameter.</text:p>
      <text:p text:style-name="Text_20_body"><text:span text:style-name="T414">What</text:span><text:span text:style-name="T415"> </text:span><text:span text:style-name="T416">is</text:span><text:span text:style-name="T417"> </text:span><text:span text:style-name="T418">new</text:span><text:span text:style-name="T419"> </text:span><text:span text:style-name="T420">or</text:span><text:span text:style-name="T421"> </text:span><text:span text:style-name="T422">different</text:span><text:span text:style-name="T423"> </text:span><text:span text:style-name="T424">about</text:span><text:span text:style-name="T425"> </text:span><text:span text:style-name="T426">your</text:span><text:span text:style-name="T427"> </text:span><text:span text:style-name="T428">approach</text:span><text:span text:style-name="T429"> </text:span><text:span text:style-name="T430">which</text:span><text:span text:style-name="T431"> </text:span><text:span text:style-name="T432">hasn</text:span><text:span text:style-name="T433">'</text:span><text:span text:style-name="T434">t</text:span><text:span text:style-name="T435"> </text:span><text:span text:style-name="T436">been</text:span><text:span text:style-name="T437"> </text:span><text:span text:style-name="T438">done</text:span><text:span text:style-name="T439"> </text:span><text:span text:style-name="T440">or</text:span><text:span text:style-name="T441"> </text:span><text:span text:style-name="T442">wasn</text:span><text:span text:style-name="T443">'</text:span><text:span text:style-name="T444">t</text:span><text:span text:style-name="T445"> </text:span><text:span text:style-name="T446">possible</text:span><text:span text:style-name="T447"> </text:span><text:span text:style-name="T448">before</text:span><text:span text:style-name="T449">?</text:span></text:p>
      <text:p text:style-name="Text_20_body">Other bindings use SWIG. My approach is to use only <text:span text:style-name="T450">erl</text:span><text:span text:style-name="T451">_</text:span><text:span text:style-name="T452">driver</text:span> interface. It provides wide opportunities for customization. But it also requires more work and knowledges.</text:p>
      <text:p text:style-name="Text_20_body"><text:span text:style-name="T453">Do</text:span><text:span text:style-name="T454"> </text:span><text:span text:style-name="T455">you</text:span><text:span text:style-name="T456"> </text:span><text:span text:style-name="T457">have</text:span><text:span text:style-name="T458"> </text:span><text:span text:style-name="T459">any</text:span><text:span text:style-name="T460"> </text:span><text:span text:style-name="T461">preliminary</text:span><text:span text:style-name="T462"> </text:span><text:span text:style-name="T463">findings</text:span><text:span text:style-name="T464"> </text:span><text:span text:style-name="T465">or</text:span><text:span text:style-name="T466"> </text:span><text:span text:style-name="T467">results</text:span><text:span text:style-name="T468"> </text:span><text:span text:style-name="T469">which</text:span><text:span text:style-name="T470"> </text:span><text:span text:style-name="T471">suggest</text:span><text:span text:style-name="T472"> </text:span><text:span text:style-name="T473">that</text:span><text:span text:style-name="T474"> </text:span><text:span text:style-name="T475">your</text:span><text:span text:style-name="T476"> </text:span><text:span text:style-name="T477">approach</text:span><text:span text:style-name="T478"> </text:span><text:span text:style-name="T479">is</text:span><text:span text:style-name="T480"> </text:span><text:span text:style-name="T481">possible</text:span><text:span text:style-name="T482"> </text:span><text:span text:style-name="T483">and</text:span><text:span text:style-name="T484"> </text:span><text:span text:style-name="T485">likely</text:span><text:span text:style-name="T486"> </text:span><text:span text:style-name="T487">to</text:span><text:span text:style-name="T488"> </text:span><text:span text:style-name="T489">succeed</text:span><text:span text:style-name="T490">?</text:span></text:p>
      <text:p text:style-name="Text_20_body">Yes, I have.</text:p>
      <text:p text:style-name="Text_20_body">There are few interfaces in Erlang for C/C++ developers: cnode, driver, linked-in driver and NIFs. I will use a linked-in driver to minimize latency. This interface can be replaced by a driver easily.</text:p>
      <text:p text:style-name="Text_20_body">I will use a <text:span text:style-name="T491">gen</text:span><text:span text:style-name="T492">_</text:span><text:span text:style-name="T493">server</text:span> for encapsulation, because it is a time tested way to access to a shared object.</text:p>
      <text:p text:style-name="Text_20_body"><text:span text:style-name="T494">How</text:span><text:span text:style-name="T495"> </text:span><text:span text:style-name="T496">useful</text:span><text:span text:style-name="T497"> </text:span><text:span text:style-name="T498">will</text:span><text:span text:style-name="T499"> </text:span><text:span text:style-name="T500">your</text:span><text:span text:style-name="T501"> </text:span><text:span text:style-name="T502">results</text:span><text:span text:style-name="T503"> </text:span><text:span text:style-name="T504">be</text:span><text:span text:style-name="T505"> </text:span><text:span text:style-name="T506">when</text:span><text:span text:style-name="T507"> </text:span><text:span text:style-name="T508">not</text:span><text:span text:style-name="T509"> </text:span><text:span text:style-name="T510">everything</text:span><text:span text:style-name="T511"> </text:span><text:span text:style-name="T512">works</text:span><text:span text:style-name="T513"> </text:span><text:span text:style-name="T514">out</text:span><text:span text:style-name="T515"> </text:span><text:span text:style-name="T516">exactly</text:span><text:span text:style-name="T517"> </text:span><text:span text:style-name="T518">as</text:span><text:span text:style-name="T519"> </text:span><text:span text:style-name="T520">planned</text:span><text:span text:style-name="T521">?</text:span></text:p>
      <text:p text:style-name="Text_20_body">Bugs in Erlang code can be easy to find because of both supervising and logging. I will left C++ code as simple as possible to minimize bugs. I will create tests for simple refactoring.</text:p>
      <text:h text:style-name="Heading_20_1" text:outline-level="1">Project Timeline</text:h>
      <text:h text:style-name="Heading_20_2" text:outline-level="2">April - May 21th</text:h>
      <text:p text:style-name="First_20_paragraph"><text:span text:style-name="T522">There</text:span><text:span text:style-name="T523"> </text:span><text:span text:style-name="T524">are</text:span><text:span text:style-name="T525"> </text:span><text:span text:style-name="T526">4</text:span><text:span text:style-name="T527"> </text:span><text:span text:style-name="T528">weeks</text:span><text:span text:style-name="T529"> </text:span><text:span text:style-name="T530">of</text:span><text:span text:style-name="T531"> </text:span><text:span text:style-name="T532">"</text:span><text:span text:style-name="T533">community</text:span><text:span text:style-name="T534"> </text:span><text:span text:style-name="T535">bonding</text:span><text:span text:style-name="T536">"</text:span><text:span text:style-name="T537"> </text:span><text:span text:style-name="T538">after</text:span><text:span text:style-name="T539"> </text:span><text:span text:style-name="T540">accepted</text:span><text:span text:style-name="T541"> </text:span><text:span text:style-name="T542">students</text:span><text:span text:style-name="T543"> </text:span><text:span text:style-name="T544">are</text:span><text:span text:style-name="T545"> </text:span><text:span text:style-name="T546">announced</text:span><text:span text:style-name="T547">.</text:span></text:p>
      <text:p text:style-name="Text_20_body">Read more about Xapian and its API. Write examples by hands. Understand how blocks are working, splitting classes on groups.</text:p>
      <text:p text:style-name="Text_20_body">Creating an OTP application. Make a rebar plugin for easy configuration of building process. Create functions to connect to a database.</text:p>
      <text:p text:style-name="Text_20_body">Create datasets for testing. Develop and write tests.</text:p>
      <text:h text:style-name="Heading_20_2" text:outline-level="2">May 21th - July 9th</text:h>
      <text:p text:style-name="First_20_paragraph"><text:span text:style-name="T548">The</text:span><text:span text:style-name="T549"> </text:span><text:span text:style-name="T550">coding</text:span><text:span text:style-name="T551"> </text:span><text:span text:style-name="T552">period</text:span><text:span text:style-name="T553"> </text:span><text:span text:style-name="T554">consists</text:span><text:span text:style-name="T555"> </text:span><text:span text:style-name="T556">of</text:span><text:span text:style-name="T557"> </text:span><text:span text:style-name="T558">7</text:span><text:span text:style-name="T559"> </text:span><text:span text:style-name="T560">weeks</text:span><text:span text:style-name="T561"> </text:span><text:span text:style-name="T562">until</text:span><text:span text:style-name="T563"> </text:span><text:span text:style-name="T564">the</text:span><text:span text:style-name="T565"> </text:span><text:span text:style-name="T566">mid</text:span><text:span text:style-name="T567">-</text:span><text:span text:style-name="T568">term</text:span><text:span text:style-name="T569"> </text:span><text:span text:style-name="T570">(</text:span><text:span text:style-name="T571">July</text:span><text:span text:style-name="T572"> </text:span><text:span text:style-name="T573">9th</text:span><text:span text:style-name="T574">)</text:span><text:span text:style-name="T575">.</text:span></text:p>
      <text:list text:style-name="L5">
        <text:list-item>
          <text:p text:style-name="P5"><text:span text:style-name="T576">1</text:span><text:span text:style-name="T577"> </text:span><text:span text:style-name="T578">week</text:span><text:span text:style-name="T579">:</text:span> Writing index code: Simple indexes. Adding an example module: xapian_simple_index.</text:p>
        </text:list-item>
        <text:list-item>
          <text:p text:style-name="P5"><text:span text:style-name="T580">2</text:span><text:span text:style-name="T581"> </text:span><text:span text:style-name="T582">week</text:span><text:span text:style-name="T583">:</text:span> Writing code for making queries: Simple queries. Adding an example module: xapian_simple_search.</text:p>
        </text:list-item>
        <text:list-item>
          <text:p text:style-name="P5"><text:span text:style-name="T584">3</text:span><text:span text:style-name="T585"> </text:span><text:span text:style-name="T586">week</text:span><text:span text:style-name="T587">:</text:span> Writing index code: Indexes with parameters. Adding few examples for advanced cases for demonstration of using term as unique id, for storing values in slots. Adding transaction support.</text:p>
        </text:list-item>
        <text:list-item>
          <text:p text:style-name="P5"><text:span text:style-name="T588">4</text:span><text:span text:style-name="T589"> </text:span><text:span text:style-name="T590">week</text:span><text:span text:style-name="T591">:</text:span> Writing code for making queries with parameters. Adding few examples for advanced search.</text:p>
        </text:list-item>
        <text:list-item>
          <text:p text:style-name="P5"><text:span text:style-name="T592">5</text:span><text:span text:style-name="T593"> </text:span><text:span text:style-name="T594">week</text:span><text:span text:style-name="T595">:</text:span> Writing iterators or replacement for them.</text:p>
        </text:list-item>
        <text:list-item>
          <text:p text:style-name="P5"><text:span text:style-name="T596">6</text:span><text:span text:style-name="T597"> </text:span><text:span text:style-name="T598">week</text:span><text:span text:style-name="T599">:</text:span> Writing queries operators using records or parse_transform.</text:p>
        </text:list-item>
        <text:list-item>
          <text:p text:style-name="P5"><text:span text:style-name="T600">7</text:span><text:span text:style-name="T601"> </text:span><text:span text:style-name="T602">week</text:span><text:span text:style-name="T603">:</text:span> Develop examples: simple index, simple search, console viewer.</text:p>
        </text:list-item>
      </text:list>
      <text:h text:style-name="Heading_20_2" text:outline-level="2">July 10th - August 13th</text:h>
      <text:p text:style-name="First_20_paragraph"><text:span text:style-name="T604">5</text:span><text:span text:style-name="T605"> </text:span><text:span text:style-name="T606">weeks</text:span><text:span text:style-name="T607"> </text:span><text:span text:style-name="T608">to</text:span><text:span text:style-name="T609"> </text:span><text:span text:style-name="T610">the</text:span><text:span text:style-name="T611"> </text:span><text:span text:style-name="T612">"</text:span><text:span text:style-name="T613">suggested</text:span><text:span text:style-name="T614"> </text:span><text:span text:style-name="T615">'</text:span><text:span text:style-name="T616">pencils</text:span><text:span text:style-name="T617"> </text:span><text:span text:style-name="T618">down</text:span><text:span text:style-name="T619">'</text:span><text:span text:style-name="T620"> </text:span><text:span text:style-name="T621">date</text:span><text:span text:style-name="T622">"</text:span><text:span text:style-name="T623"> </text:span><text:span text:style-name="T624">(</text:span><text:span text:style-name="T625">August</text:span><text:span text:style-name="T626"> </text:span><text:span text:style-name="T627">13th</text:span><text:span text:style-name="T628">)</text:span><text:span text:style-name="T629">.</text:span></text:p>
      <text:list text:style-name="L6">
        <text:list-item>
          <text:p text:style-name="P6"><text:span text:style-name="T630">1</text:span><text:span text:style-name="T631"> </text:span><text:span text:style-name="T632">week</text:span><text:span text:style-name="T633">:</text:span> Managing exceptions and error handling. Writing documentation about error codes and exceptions.</text:p>
        </text:list-item>
        <text:list-item>
          <text:p text:style-name="P6"><text:span text:style-name="T634">2</text:span><text:span text:style-name="T635"> </text:span><text:span text:style-name="T636">week</text:span><text:span text:style-name="T637">:</text:span> Writing a pool with help of a pooler application. Testing supervisors.</text:p>
        </text:list-item>
        <text:list-item>
          <text:p text:style-name="P6"><text:span text:style-name="T638">3</text:span><text:span text:style-name="T639"> </text:span><text:span text:style-name="T640">week</text:span><text:span text:style-name="T641">:</text:span> Develop example with a real set of data.</text:p>
        </text:list-item>
        <text:list-item>
          <text:p text:style-name="P6"><text:span text:style-name="T642">4</text:span><text:span text:style-name="T643">-</text:span><text:span text:style-name="T644">5</text:span><text:span text:style-name="T645"> </text:span><text:span text:style-name="T646">week</text:span><text:span text:style-name="T647">:</text:span> Measuring efficiency, profiling, finding and fixing bottlenecks.</text:p>
        </text:list-item>
      </text:list>
      <text:h text:style-name="Heading_20_2" text:outline-level="2">August 14th - August 20th</text:h>
      <text:p text:style-name="First_20_paragraph"><text:span text:style-name="T648">1</text:span><text:span text:style-name="T649"> </text:span><text:span text:style-name="T650">week</text:span><text:span text:style-name="T651"> </text:span><text:span text:style-name="T652">to</text:span><text:span text:style-name="T653"> </text:span><text:span text:style-name="T654">the</text:span><text:span text:style-name="T655"> </text:span><text:span text:style-name="T656">"</text:span><text:span text:style-name="T657">firm</text:span><text:span text:style-name="T658"> </text:span><text:span text:style-name="T659">'</text:span><text:span text:style-name="T660">pencils</text:span><text:span text:style-name="T661"> </text:span><text:span text:style-name="T662">down</text:span><text:span text:style-name="T663">'</text:span><text:span text:style-name="T664"> </text:span><text:span text:style-name="T665">date</text:span><text:span text:style-name="T666">"</text:span><text:span text:style-name="T667"> </text:span><text:span text:style-name="T668">(</text:span><text:span text:style-name="T669">August</text:span><text:span text:style-name="T670"> </text:span><text:span text:style-name="T671">20th</text:span><text:span text:style-name="T672">)</text:span><text:span text:style-name="T673">.</text:span></text:p>
      <text:list text:style-name="L7">
        <text:list-item>
          <text:p text:style-name="P7"><text:span text:style-name="T674">1</text:span><text:span text:style-name="T675"> </text:span><text:span text:style-name="T676">week</text:span><text:span text:style-name="T677">:</text:span> Fixing minor bugs, polish documentation.</text:p>
        </text:list-item>
      </text:list>
      <text:h text:style-name="Heading_20_1" text:outline-level="1">Previous Discussion of your Project</text:h>
      <text:p text:style-name="First_20_paragraph"><text:a xlink:type="simple" xlink:href="http://comments.gmane.org/gmane.comp.search.xapian.devel/1840" office:name=""><text:span text:style-name="Definition">http://comments.gman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